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/>
    </style:style>
    <style:style style:name="P2" style:family="paragraph" style:parent-style-name="Text_20_body">
      <style:paragraph-properties fo:text-align="start" style:justify-single-word="false"/>
      <style:text-properties officeooo:rsid="00028743" officeooo:paragraph-rsid="00028743"/>
    </style:style>
    <style:style style:name="P3" style:family="paragraph" style:parent-style-name="Header">
      <style:paragraph-properties fo:text-align="end" style:justify-single-word="false"/>
      <style:text-properties officeooo:rsid="00044fd5" officeooo:paragraph-rsid="00044fd5"/>
    </style:style>
    <style:style style:name="P4" style:family="paragraph">
      <loext:graphic-properties draw:fill="none" draw:fill-color="#ffffff"/>
    </style:style>
    <style:style style:name="gr1" style:family="graphic">
      <style:graphic-properties draw:stroke="solid" svg:stroke-color="#000000" draw:fill="none" draw:fill-color="#ffffff" fo:min-height="2.4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2.3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2.4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fo:min-height="4.9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fo:min-height="2.3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fo:min-height="3.6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cientific method template</text:h>
      <text:p text:style-name="P2">Observation:</text:p>
      <text:p text:style-name="P2"><draw:frame text:anchor-type="paragraph" draw:z-index="0" draw:name="Tvar1" draw:style-name="gr1" draw:text-style-name="P4" svg:width="18.786cm" svg:height="2.488cm" svg:x="-0.03cm" svg:y="-0.275cm"><draw:text-box><text:p><text:s/></text:p></draw:text-box></draw:frame></text:p>
      <text:p text:style-name="P2"/>
      <text:p text:style-name="P2"/>
      <text:p text:style-name="P2">Question:</text:p>
      <text:p text:style-name="P2"><draw:frame text:anchor-type="paragraph" draw:z-index="1" draw:name="Tvar1" draw:style-name="gr2" draw:text-style-name="P4" svg:width="18.786cm" svg:height="1.694cm" svg:x="-0.03cm" svg:y="-0.245cm"><draw:text-box><text:p><text:s/></text:p></draw:text-box></draw:frame></text:p>
      <text:p text:style-name="P2"/>
      <text:p text:style-name="P2">Hypothesis:</text:p>
      <text:p text:style-name="P2"><draw:frame text:anchor-type="paragraph" draw:z-index="2" draw:name="Tvar1" draw:style-name="gr3" draw:text-style-name="P4" svg:width="18.786cm" svg:height="2.329cm" svg:x="-0.03cm" svg:y="-0.229cm"><draw:text-box><text:p><text:s/></text:p></draw:text-box></draw:frame></text:p>
      <text:p text:style-name="P2"/>
      <text:p text:style-name="P2"/>
      <text:p text:style-name="P2">Experiment:</text:p>
      <text:p text:style-name="P2"><draw:frame text:anchor-type="paragraph" draw:z-index="3" draw:name="Tvar1" draw:style-name="gr4" draw:text-style-name="P4" svg:width="18.786cm" svg:height="2.474cm" svg:x="-0.03cm" svg:y="-0.212cm"><draw:text-box><text:p><text:s/></text:p></draw:text-box></draw:frame></text:p>
      <text:p text:style-name="P2"/>
      <text:p text:style-name="P2"/>
      <text:p text:style-name="P2">Data from the experiment:</text:p>
      <text:p text:style-name="P2"><draw:frame text:anchor-type="paragraph" draw:z-index="4" draw:name="Tvar1" draw:style-name="gr5" draw:text-style-name="P4" svg:width="18.786cm" svg:height="4.948cm" svg:x="-0.03cm" svg:y="-0.222cm"><draw:text-box><text:p><text:s/></text:p></draw:text-box></draw:frame></text:p>
      <text:p text:style-name="P2"/>
      <text:p text:style-name="P2"/>
      <text:p text:style-name="P2"/>
      <text:p text:style-name="P2"/>
      <text:p text:style-name="P2"/>
      <text:p text:style-name="P2">Analysis:</text:p>
      <text:p text:style-name="P2"><draw:frame text:anchor-type="paragraph" draw:z-index="5" draw:name="Tvar1" draw:style-name="gr6" draw:text-style-name="P4" svg:width="18.786cm" svg:height="2.375cm" svg:x="-0.03cm" svg:y="-0.116cm"><draw:text-box><text:p><text:s/></text:p></draw:text-box></draw:frame></text:p>
      <text:p text:style-name="P2"/>
      <text:p text:style-name="P2"/>
      <text:p text:style-name="P2"><draw:frame text:anchor-type="paragraph" draw:z-index="6" draw:name="Tvar1" draw:style-name="gr7" draw:text-style-name="P4" svg:width="18.786cm" svg:height="3.633cm" svg:x="-0.03cm" svg:y="0.626cm"><draw:text-box><text:p><text:s/></text:p></draw:text-box></draw:frame>Conclus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51cm" style:type="center"/>
          <style:tab-stop style:position="19.103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4fd5" officeooo:paragraph-rsid="00044fd5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ate: <text:s text:c="28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2:56:40.581085776</meta:creation-date>
    <dc:date>2019-05-28T13:20:55.408544291</dc:date>
    <meta:editing-duration>PT3M43S</meta:editing-duration>
    <meta:editing-cycles>4</meta:editing-cycles>
    <meta:generator>LibreOffice/6.0.7.3$Linux_X86_64 LibreOffice_project/00m0$Build-3</meta:generator>
    <meta:print-date>2019-05-28T13:20:50.512482583</meta:print-date>
    <meta:document-statistic meta:table-count="0" meta:image-count="0" meta:object-count="0" meta:page-count="1" meta:paragraph-count="9" meta:word-count="14" meta:character-count="148" meta:non-whitespace-character-count="114"/>
  </office:meta>
</office:document-meta>
</file>